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913C8356.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Preformatted_20_Text">
      <style:text-properties fo:font-size="9pt" style:font-size-asian="9pt" style:font-size-complex="9pt"/>
    </style:style>
    <style:style style:name="P3" style:family="paragraph" style:parent-style-name="Preformatted_20_Text">
      <style:paragraph-properties fo:margin-top="0in" fo:margin-bottom="0.1965in"/>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fo:text-indent="0in" style:auto-text-indent="false"/>
    </style:style>
    <style:style style:name="P8" style:family="paragraph" style:parent-style-name="Text_20_body">
      <style:paragraph-properties fo:margin-left="0in" fo:margin-right="0in" fo:margin-top="0in" fo:margin-bottom="0.1402in" fo:text-indent="0in" style:auto-text-indent="false"/>
    </style:style>
    <style:style style:name="P9" style:family="paragraph" style:parent-style-name="Text_20_body" style:list-style-name="List_20_1"/>
    <style:style style:name="P10" style:family="paragraph" style:parent-style-name="Text_20_body" style:list-style-name="List_20_1">
      <style:paragraph-properties fo:text-align="start" style:justify-single-word="false"/>
    </style:style>
    <style:style style:name="P11" style:family="paragraph" style:parent-style-name="Text_20_body" style:list-style-name="L1"/>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ist_20_1">
      <style:paragraph-properties fo:margin-left="0.4925in" fo:margin-right="0in" fo:margin-top="0in" fo:margin-bottom="0in" fo:text-indent="0in" style:auto-text-indent="false"/>
    </style:style>
    <style:style style:name="P22" style:family="paragraph" style:parent-style-name="Text_20_body" style:list-style-name="List_20_1">
      <style:paragraph-properties fo:margin-left="0.4925in" fo:margin-right="0in" fo:text-indent="0in" style:auto-text-indent="false"/>
    </style:style>
    <style:style style:name="P23" style:family="paragraph" style:parent-style-name="Text_20_body" style:list-style-name="L2">
      <style:paragraph-properties fo:margin-left="0in" fo:margin-right="0in" fo:text-indent="0in" style:auto-text-indent="false"/>
    </style:style>
    <style:style style:name="P24" style:family="paragraph" style:parent-style-name="Text_20_body" style:list-style-name="List_20_1">
      <style:paragraph-properties fo:margin-left="0in" fo:margin-right="0in" fo:text-indent="0in" style:auto-text-indent="false"/>
    </style:style>
    <style:style style:name="P25" style:family="paragraph" style:parent-style-name="Heading_20_1" style:master-page-name="First_20_Page">
      <style:paragraph-properties style:page-number="auto"/>
    </style:style>
    <style:style style:name="P26" style:family="paragraph" style:parent-style-name="Preformatted_20_Text">
      <style:text-properties fo:font-size="9pt" style:font-size-asian="9pt" style:font-size-complex="9pt"/>
    </style:style>
    <style:style style:name="P27" style:family="paragraph" style:parent-style-name="BulletedNumberText" style:list-style-name="List_20_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color="#000000"/>
    </style:style>
    <style:style style:name="T10" style:family="text">
      <style:text-properties fo:color="#000000" style:font-name="Monospace" style:font-name-asian="Monospace" style:font-name-complex="Monospace"/>
    </style:style>
    <style:style style:name="T11" style:family="text">
      <style:text-properties fo:color="#2a00ff"/>
    </style:style>
    <style:style style:name="T12" style:family="text">
      <style:text-properties fo:color="#008080"/>
    </style:style>
    <style:style style:name="T13" style:family="text">
      <style:text-properties fo:color="#3f7f7f"/>
    </style:style>
    <style:style style:name="T14" style:family="text">
      <style:text-properties style:font-name="Palatino Linotype3"/>
    </style:style>
    <style:style style:name="T15" style:family="text">
      <style:text-properties style:font-name="Palatino Linotype3" fo:font-size="12pt" style:font-name-asian="PalatinoLinotype-Roman" style:font-size-asian="12pt" style:font-name-complex="PalatinoLinotype-Roman" style:font-size-complex="12pt"/>
    </style:style>
    <style:style style:name="T16" style:family="text">
      <style:text-properties style:font-name="Courier New"/>
    </style:style>
    <style:style style:name="T17" style:family="text">
      <style:text-properties style:font-name-asian="Courier New"/>
    </style:style>
    <style:style style:name="T18" style:family="text">
      <style:text-properties style:font-name-complex="Courier New"/>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 text:is-list-header="true">Deploying Bedework</text:h>
      <text:h text:style-name="Heading_20_2" text:outline-level="2">Prerequisites</text:h>
      <text:p text:style-name="Text_20_body">This section describes setting up your build environment and provides guidance on creating your initial calendars, subscriptions, views, and administrative users. </text:p>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3" text:outline-level="3">Requirements </text:h>
      <text:list xml:id="list1460867824" text:style-name="List_20_1">
        <text:list-item>
          <text:p text:style-name="P10">JDK 1.5 – specifically, Java 1.5.0_11 or later</text:p>
        </text:list-item>
        <text:list-item>
          <text:p text:style-name="P9">JAVA_HOME environment variable must be set </text:p>
        </text:list-item>
        <text:list-item>
          <text:p text:style-name="P9">Hardware for testing: most current desktop or laptops will be adequate.</text:p>
        </text:list-item>
        <text:list-item>
          <text:p text:style-name="P9">Hardware for production: A server class machine generally with at least 1Gig allocated to the jvm. <text:s/>We recommend 2GB (see settings below).</text:p>
        </text:list-item>
        <text:list-item>
          <text:p text:style-name="P9">An adequate database system. In particular, the database probably has to support Unicode. <text:s/>Many Bedework installations use MySQL or Oracle.</text:p>
        </text:list-item>
        <text:list-item>
          <text:p text:style-name="P9">To implement the Bedework calendaring system, it is useful to understand the following:</text:p>
        </text:list-item>
        <text:list-item>
          <text:p text:style-name="P21"><text:a xlink:type="simple" xlink:href="http://java.sun.com/products/servlet/docs.html">Java servlets: http://java.sun.com/products/servlet/docs.html</text:a></text:p>
        </text:list-item>
        <text:list-item>
          <text:p text:style-name="P21"><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2">Authentication is local to your site - some Java programming may be necessary to accomplish this.</text:p>
        </text:list-item>
      </text:list>
      <text:h text:style-name="Heading_20_3" text:outline-level="3">Supported databases.</text:h>
      <text:p text:style-name="Text_20_body">Bedework uses Hibernate as a persistence engine. Bedework therefore should run on any database supported by Hibernate (see the listing at <text:a xlink:type="simple" xlink:href="http://www.hibernate.org/">http://www.hibernate.org</text:a>.) <text:s/>The list below reflects the systems on which Bedework has been successfully deployed and run:</text:p>
      <text:list xml:id="list1527885036" text:style-name="L1">
        <text:list-item>
          <text:p text:style-name="P11">Hsql – the database we provide with the quickstart. It is unclear how safe it is to use as a production database. It appears to be used by various systems to provide a persistence mechanism for messages (e.g. Jboss does this) so it might be usable on a small scale. </text:p>
        </text:list-item>
        <text:list-item>
          <text:p text:style-name="P11"><text:soft-page-break/>MySql version 5</text:p>
        </text:list-item>
        <text:list-item>
          <text:p text:style-name="P11">Oracle Version 10 and perhaps Version 9 with Version 10 jdbc drivers.</text:p>
        </text:list-item>
      </text:list>
      <text:h text:style-name="Heading_20_3" text:outline-level="3">Unsupported databases</text:h>
      <text:p text:style-name="Text_20_body"><text:span text:style-name="T14">Because of our use of Hibernate, we don’t support databases they don’t support. <text:s/>While Hibernate should make it possible to run Bedework on any Hibernate supported database, i</text:span><text:span text:style-name="T15">n reality, there are problems with some systems that may require hand-editing of the schema.</text:span><text:span text:style-name="T14"> <text:s/>We expect in time to discover a workable soluti</text:span>on to most of these problems.</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list xml:id="list1047352057" text:style-name="L2">
        <text:list-item>
          <text:p text:style-name="P23">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23">PostgreSQL: We hope to do more work in the near future supporting postgres. </text:p>
        </text:list-item>
        <text:list-item>
          <text:p text:style-name="P23">MySQL version 4: Has problems in a number of areas. These are unlikely to ever be resolved. Version 4 is now old.</text:p>
        </text:list-item>
      </text:list>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text:s/>To override default settings they must be set earlier in the process. </text:p>
      <text:p text:style-name="Text_20_body"><text:span text:style-name="Strong_20_Emphasis">Do </text:span><text:span text:style-name="Strong_20_Emphasis"><text:span text:style-name="T1">not</text:span></text:span><text:span text:style-name="Strong_20_Emphasis"> change the original files.</text:span> Only edit the configurations you copied into your home directory. Keep the distributed versions for reference..</text:p>
      <text:h text:style-name="Heading_20_4" text:outline-level="4">Copy the distributed configurations to your home directory</text:h>
      <text:p text:style-name="Text_20_body">Bedework uses a configuration directory to store multiple named configurations. The quickstart copy of this directory is at</text:p>
      <text:p text:style-name="Preformatted_20_Text">bedework/configs/bwbuild</text:p>
      <text:p text:style-name="Text_20_body">Copy the entire directory structure into your home directory. Your home directory <text:soft-page-break/>in unix is usually</text:p>
      <text:p text:style-name="Preformatted_20_Text">/home/userid</text:p>
      <text:p text:style-name="Text_20_body">And in windows is typically</text:p>
      <text:p text:style-name="Preformatted_20_Text">C:\Documents and Settings\userid</text:p>
      <text:p text:style-name="Text_20_body">So, for example, the bwbuild directory in windows would live here:</text:p>
      <text:p text:style-name="P3">C:\Documents and Settings\userid\bwbuild</text:p>
      <text:p text:style-name="Text_20_body">Inside <text:span text:style-name="T4">bwbuild</text:span> you will find a number of example configurations, for example <text:span text:style-name="T4">default</text:span> and <text:span text:style-name="T4">jboss</text:span>. These configurations are used by the <text:span text:style-name="T4">bw</text:span> script using the <text:span text:style-name="T4">-bwc</text:span> parameter, for example</text:p>
      <text:p text:style-name="Preformatted_20_Text">./bw -bwc jboss deploy.debug</text:p>
      <text:p text:style-name="Text_20_body">If no configuration is named, then the configuration named <text:span text:style-name="T4">default</text:span> will be used</text:p>
      <text:p text:style-name="Text_20_body">In the supplied <text:span text:style-name="T4">default</text:span> configuration you will find the following</text:p>
      <text:p text:style-name="Preformatted_20_Text">bwbuild/default/build.properties</text:p>
      <text:p text:style-name="Preformatted_20_Text">bwbuild/default/cal.options.xml</text:p>
      <text:p text:style-name="Preformatted_20_Text">bwbuild/default/cal.properties</text:p>
      <text:p text:style-name="Preformatted_20_Text">bwbuild/default/carddav.options.xml</text:p>
      <text:p text:style-name="Preformatted_20_Text">bwbuild/default/context.xml</text:p>
      <text:p text:style-name="Text_20_body">A <text:span text:style-name="T4">build.properties</text:span> file must be inside each configuration directory and provides links to the other files and should not need any changes.</text:p>
      <text:p text:style-name="Text_20_body">You can set properties in this file which will override the default settings. In particular you can tell the build system the location of the configuration you want to build, which is our next step:</text:p>
      <text:p text:style-name="Text_20_body">The <text:span text:style-name="T4">cal.properties</text:span> file is used only for the build and deployment process while the <text:span text:style-name="T4">cal.options.xml</text:span> file is for runtime properties and is included in the resulting applications. </text:p>
      <text:p text:style-name="Text_20_body">The <text:span text:style-name="T4">context.xml</text:span> file is referenced by the properties file and is where you place tomcat settings for the database resource.</text:p>
      <text:h text:style-name="Heading_20_3" text:outline-level="3">The properties file.</text:h>
      <text:p text:style-name="Text_20_body">The properties file is divided into sections with different property prefixes. </text:p>
      <text:h text:style-name="Heading_20_4" text:outline-level="4"><text:soft-page-break/>Install</text:h>
      <text:p text:style-name="Text_20_body">The section prefixed “<text:span text:style-name="T5">org.bedework.install</text:span>”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xml:id="list1666313977" text:style-name="L3">
        <text:list-item>
          <text:p text:style-name="P12"><text:span text:style-name="T1">CalAdmin</text:span> – the administration application</text:p>
        </text:list-item>
        <text:list-item>
          <text:p text:style-name="P12"><text:span text:style-name="T1">Events</text:span> – public events (unauthenticated access to calendars)</text:p>
        </text:list-item>
        <text:list-item>
          <text:p text:style-name="P12"><text:span text:style-name="T1">SoEDept</text:span> – example calendar suite</text:p>
        </text:list-item>
        <text:list-item>
          <text:p text:style-name="P12"><text:span text:style-name="T1">UserCal</text:span> – personal events</text:p>
        </text:list-item>
        <text:list-item>
          <text:p text:style-name="P12"><text:span text:style-name="T1">Pubcaldav</text:span> – public events caldav server. <text:s/>Provides unauthenticated access to calendars.</text:p>
        </text:list-item>
        <text:list-item>
          <text:p text:style-name="P12"><text:span text:style-name="T1">Usercaldav</text:span> - personal caldav server. <text:s/>Provides authenticated access to calendars.</text:p>
        </text:list-item>
        <text:list-item>
          <text:p text:style-name="P12"><text:span text:style-name="T1">dumpres</text:span> – the dump restore utility</text:p>
        </text:list-item>
        <text:list-item>
          <text:p text:style-name="P12"><text:span text:style-name="T1">caldavTest</text:span> – a test application for caldav</text:p>
        </text:list-item>
        <text:list-item>
          <text:p text:style-name="P12"><text:span text:style-name="T1">test</text:span> – a test suite</text:p>
        </text:list-item>
        <text:list-item>
          <text:p text:style-name="P12"><text:span text:style-name="T1">restoreFrom2p3px</text:span> – the dump restore utility configured to restore from uwcalendar 2.3.x</text:p>
        </text:list-item>
        <text:list-item>
          <text:p text:style-name="P12"><text:span text:style-name="T1">bwconfig</text:span> – (not in the list but a configuration section is present). This is a try at a web based confiuration application (not currently in use and likely to be deprecated).</text:p>
        </text:list-item>
      </text:list>
      <text:h text:style-name="Heading_20_4" text:outline-level="4">Global</text:h>
      <text:p text:style-name="Text_20_body">The section prefixed “<text:span text:style-name="T5">org.bedework.global</text:span>” defines properties global to the whole deployment process.</text:p>
      <text:h text:style-name="Heading_20_4" text:outline-level="4">Application</text:h>
      <text:p text:style-name="Text_20_body">The section with properties prefixed “<text:span text:style-name="T5">org.bedework.app.&lt;name&gt;</text:span>” are the application deployment properties, one section per named application. </text:p>
      <text:p text:style-name="Text_20_body"><text:soft-page-break/>Two properties define the project and type of application. The value of the property “<text:span text:style-name="T5">org.bedework.app.&lt;name&gt;.project</text:span>” defines which project the application is a part of. Currently these can be </text:p>
      <text:list xml:id="list411907528" text:style-name="L4">
        <text:list-item>
          <text:p text:style-name="P13">“caldav” - a caldav server</text:p>
        </text:list-item>
        <text:list-item>
          <text:p text:style-name="P13">“caldavTest” - a caldav test package</text:p>
        </text:list-item>
        <text:list-item>
          <text:p text:style-name="P13">“webapps” - a web client</text:p>
        </text:list-item>
        <text:list-item>
          <text:p text:style-name="P13">“dumprestore” - a dump/restore application</text:p>
        </text:list-item>
        <text:list-item>
          <text:p text:style-name="P13">“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text:span text:style-name="T4">cal.options.xml</text:span> file contains run time properties and is divided into sections much like the properties file. Most of the options are used to set field values in named classes so that the application will load the settings only once with a single call.</text:p>
      <text:p text:style-name="Text_20_body">It is important to set the “system” properties for a new Bedework installation. These are found in the “syspars” section of the .options.xml file. A number of options can be left with the default values and some are not yet implemented. The two values it is particularly important to set (and their default settings) are:</text:p>
      <text:p text:style-name="preformatted">&lt;tzid&gt;America/New_York&lt;/tzid&gt;</text:p>
      <text:p text:style-name="preformatted">&lt;systemid&gt;<text:a xlink:type="simple" xlink:href="mailto:demobedework@mysite.edu">demobedework@cal.mysite.edu</text:a>&lt;/systemid&gt;</text:p>
      <text:p text:style-name="Text_20_body">These are described as follows:</text:p>
      <text:h text:style-name="Heading_20_4" text:outline-level="4">The tzid property</text:h>
      <text:p text:style-name="Text_20_body">The tzid is the default timezone to be used for times and dates. </text:p>
      <text:h text:style-name="Heading_20_4" text:outline-level="4"><text:soft-page-break/>The systemid property</text:h>
      <text:p text:style-name="Text_20_body">The systemid is used when generating uids for calendar entities. This name should be related to your organization for ease of identification. <text:s/>If you run multiple Bedework systems, thid value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can be set to some appropriate localized value, <text:span text:style-name="T1">but <text:s/>note: </text:span><text:span text:style-name="T2">the xsl stylesheets of Bedework 3.5 and earlier versions make reference to one or two of these properties by name, in particular the string “user” for the name of the user calendar root. If you change this value, you must update the xslt files that reference it. This will be corrected in version 3.6.</text:span></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the Bedework themes (templates)</text:h>
      <text:p text:style-name="Text_20_body">You should now make a copy of the template directories for theming. <text:s/>While they can be left in Tomcat, we recommend placing them on a web server accessible to your web designers. <text:s/><text:span text:style-name="Strong_20_Emphasis"><text:span text:style-name="T2">Placing the stylesheets and resources on a separate web server (such as your primary web server) will make them significantly more convenient to access and manipulate. <text:s/></text:span></text:span></text:p>
      <text:p text:style-name="Text_20_body">The directories to copy are found in the Bedework source at</text:p>
      <text:p text:style-name="preformatted">bedework/deployment/<text:span text:style-name="T1">webadmin</text:span>/webapp/resources/</text:p>
      <text:p text:style-name="preformatted">bedework/deployment/<text:span text:style-name="T1">webpublic</text:span>/webapp/resources/demoskins/</text:p>
      <text:p text:style-name="preformatted">bedework/deployment/<text:span text:style-name="T1">webuser</text:span>/webapp/resources/demoskins/</text:p>
      <text:p text:style-name="preformatted">bedework/deployment/<text:span text:style-name="T1">websubmit</text:span>/webapp/resources/demoskins</text:p>
      <text:p text:style-name="Text_20_body"><text:soft-page-break/>The destination where you copy these directories is a URL <text:span text:style-name="Strong_20_Emphasis"><text:span text:style-name="T2">specified in the .properties file by the property: “app.&lt;name&gt;.cal.suite” for the public calendar suites and “app.&lt;name&gt;.root” for the other web applications. </text:span></text:span></text:p>
      <text:p text:style-name="P7"><text:span text:style-name="Strong_20_Emphasis"><text:span text:style-name="T2">Given the values in the properties file:</text:span></text:span></text:p>
      <text:p text:style-name="P7"/>
      <text:p text:style-name="preformatted"><text:span text:style-name="Strong_20_Emphasis"><text:span text:style-name="T2">org.bedework.app.UserCal.root=</text:span></text:span><text:a xlink:type="simple" xlink:href="http://somewebserver/bedework-3.5/ucalrsrc"><text:span text:style-name="Strong_20_Emphasis"><text:span text:style-name="T2">http://somewebserver/bedework-3.5/ucalrsrc</text:span></text:span></text:a></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5/caladminrsrc</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SoeDept.cal.suite=SoeDept </text:span></text:span></text:p>
      <text:p text:style-name="P8"><text:span text:style-name="Strong_20_Emphasis"><text:span text:style-name="T2">the user client and administrative client stylesheets will be found at the url shown. <text:s/>Bedework will look for the calendar suite stylesheets in a directory that is a concatination of the root and the calendar suite name. In the example above, the “Events” calendar suite will have its stylesheets located at </text:span></text:span><text:a xlink:type="simple" xlink:href="http://somewebserver/bedework-3.5/calrsrc.MainCampus"><text:span text:style-name="Strong_20_Emphasis"><text:span text:style-name="T2">http://somewebserver/bedework-3.5/calrsrc.MainCampus</text:span></text:span></text:a><text:span text:style-name="Strong_20_Emphasis"><text:span text:style-name="T8"> ; the “SoeDept” calendar suite at </text:span></text:span><text:a xlink:type="simple" xlink:href="http://somewebserver/bedework-3.5/calrsrc.SoeDept"><text:span text:style-name="Strong_20_Emphasis"><text:span text:style-name="T8">http://somewebserver/bedework-3.5/calrsrc.SoeDept</text:span></text:span></text:a><text:span text:style-name="Strong_20_Emphasis"><text:span text:style-name="T8"> </text:span></text:span></text:p>
      <text:p text:style-name="P8"><text:span text:style-name="Strong_20_Emphasis"><text:span text:style-name="T7">Note: the above property values currently have to be copied into the &lt;approot&gt; element in the options.xml file.</text:span></text:span></text:p>
      <text:h text:style-name="Heading_20_4" text:outline-level="4"><text:span text:style-name="Strong_20_Emphasis"><text:span text:style-name="T1">HTTPS and mixed content messages</text:span></text:span></text:h>
      <text:p text:style-name="Text_20_body"><text:span text:style-name="Strong_20_Emphasis"><text:span text:style-name="T2">If you choose to serve a client over https, you will need to specify the same protocol for the approot to avoid mixed content messages. <text:s/></text:span></text:span></text:p>
      <text:h text:style-name="Heading_20_4" text:outline-level="4"><text:span text:style-name="Strong_20_Emphasis"><text:span text:style-name="T4">Directory browsing and pathname discovery</text:span></text:span></text:h>
      <text:p text:style-name="Text_20_body"><text:span text:style-name="Strong_20_Emphasis"><text:span text:style-name="T6">If directory browsing is disallowed on your web server, be certain to set the <text:s/>&lt;directoryBrowsingDisallowed&gt; option to “true” in the .options.xml file</text:span></text:span><text:span text:style-name="Strong_20_Emphasis"><text:span text:style-name="T6">, which will cause the filters to search for a marker file called xsltdir.properties. <text:s/>This allows pathname discovery to continue working. <text:s/>Pathname discovery allows Bedework to pick appropriate locales and browser types based on browser settings or fall back to default themes.</text:span></text:span></text:p>
      <text:p text:style-name="Text_20_body"><text:span text:style-name="Strong_20_Emphasis"><text:span text:style-name="T2">For more detailed information about Bedework theming and pathname discovery, please see Chapter 4.</text:span></text:span></text:p>
      <text:h text:style-name="Heading_20_2" text:outline-level="2">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xml:id="list1476891210" text:continue-list="list1460867824" text:style-name="List_20_1">
          <text:list-item text:start-value="1">
            <text:p text:style-name="P27"><text:soft-page-break/>Configure tomcat or each context to use another database </text:p>
          </text:list-item>
          <text:list-item>
            <text:p text:style-name="P27">Configure Hibernate to use the appropriate dialect </text:p>
          </text:list-item>
          <text:list-item>
            <text:p text:style-name="P27">Rebuild </text:p>
          </text:list-item>
          <text:list-item>
            <text:p text:style-name="P24">Configure the dump/restore </text:p>
          </text:list-item>
        </text:list>
        <text:p text:style-name="Text_20_body"><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text:a xlink:type="simple" xlink:href="#Buildschemaandinitialise">Build Schema and Initialise</text:a> for more information about the schema-export and initdb commands.</text:p>
        <text:h text:style-name="Heading_20_3" text:outline-level="3">Language settings.</text:h>
        <text:p text:style-name="Text_20_body">Your database needs to support at least unicode. For most European and American systems this may not be obvious at first but eventually problems will occur with certain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match the configuration of the calendar server. Care in matching up all the components is obviously needed. Those components are at least:</text:p>
        <text:list xml:id="list2044317672" text:style-name="L5">
          <text:list-item>
            <text:p text:style-name="P14">The client (browser, caldav client etc)</text:p>
          </text:list-item>
          <text:list-item>
            <text:p text:style-name="P14">The servlet container (jboss, tomcat)</text:p>
          </text:list-item>
          <text:list-item>
            <text:p text:style-name="P14">The servlet (bedework)</text:p>
          </text:list-item>
          <text:list-item>
            <text:p text:style-name="P14">Jdbc settings</text:p>
          </text:list-item>
          <text:list-item>
            <text:p text:style-name="P14">The database</text:p>
          </text:list-item>
        </text:list>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The <text:span text:style-name="T4">context.xml</text:span> file located in the configuration look something like this:</text:p>
        <text:p text:style-name="Preformatted_20_Text">&lt;Context path="@CONTEXT-ROOT@" reloadable="false"&gt;</text:p>
        <text:p text:style-name="Preformatted_20_Text"><text:soft-page-break/><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 If you have the above token in your file it will be replaced with the correct context root. </text:p>
        <text:p text:style-name="Text_20_body">The reference to this context.xml file is in the properties file and looks something like:</text:p>
        <text:p text:style-name="P2">...</text:p>
        <text:p text:style-name="P2">org.bedework.app.Events.tomcat.context.xml=${env.BEDEWORK_CONFIG}/context.xml</text:p>
        <text:p text:style-name="Text_20_body">This can be changed if you need more than one context.xml file or wish to locate it outside fo the configuration directory:</text:p>
        <text:p text:style-name="P2">...</text:p>
        <text:p text:style-name="P2">org.bedework.app.Events.tomcat.context.xml=<text:span text:style-name="T10">&lt;home&gt;/mycontexts/</text:span>context.xml</text:p>
        <text:p text:style-name="P2">...</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xml:id="list1278421177" text:style-name="L6">
          <text:list-item>
            <text:p text:style-name="P15">Allow no roles</text:p>
          </text:list-item>
          <text:list-item>
            <text:p text:style-name="P15">Add jdbc drivers</text:p>
          </text:list-item>
          <text:list-item>
            <text:p text:style-name="P15">Allow directory browsing</text:p>
          </text:list-item>
          <text:list-item>
            <text:p text:style-name="P15">Jvm parameters</text:p>
          </text:list-item>
        </text:list>
        <text:h text:style-name="Heading_20_4" text:outline-level="4"><text:soft-page-break/>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text:soft-page-break/>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bookmark-start text:name="DDE_LINK"/></text:p>
        <text:p text:style-name="preformatted"><text:s text:c="11"/>URIEncoding="UTF-8" <text:bookmark-end text:name="DDE_LINK"/>/&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s. In <text:span text:style-name="Strong_20_Emphasis">bwbuild/default/cal.properties</text:span> (see <text:a xlink:type="simple" xlink:href="http://www.bedework.org/trac/bedework/wiki/BuildEnv">Setting up your local configuration</text:a>) you need to set a few properties </text:p>
        <text:p text:style-name="preformatted">org.bedework.global.hibernate.dialect=<text:span text:style-name="T4">yourDialect</text:span></text:p>
        <text:p text:style-name="Text_20_body"><text:soft-page-break/>The value <text:span text:style-name="T4">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6">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You can also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p text:style-name="Text_20_body">You will also need to place this jar file in the tomcat common/lib directory so that tomcat can access the database.</text:p>
        <text:h text:style-name="Heading_20_3" text:outline-level="3">Build the newly configured system</text:h>
        <text:p text:style-name="Text_20_body">With all that in place it is now possible to build yourself a system using your configuration. Assuming you chose to update the default configuration then the build command would be </text:p>
        <text:p text:style-name="Preformatted_20_Text">./bw clean.deploy.debug</text:p>
        <text:p text:style-name="Text_20_body">If you created a new configuration named, fro example, prod then the command would be </text:p>
        <text:p text:style-name="Preformatted_20_Text">./bw -bwc prod clean.deploy.debug</text:p>
        <text:p text:style-name="Text_20_body">This will create a number of WAR files in <text:span text:style-name="T1">&lt;bedwork&gt;/dist/</text:span> <text:s/>including for example:</text:p>
        <text:p text:style-name="Preformatted_20_Text">cal.war, caladmin.war, and ucal.war</text:p>
        <text:p text:style-name="Text_20_body"><text:bookmark text:name="Buildschemaandinitialise"/>If you are using the Tomcat directory within the quickstart distribution, your application war files are now deployed. Otherwise, collect the war files and drop them in your container. </text:p>
        <text:h text:style-name="Heading_20_3" text:outline-level="3"><text:soft-page-break/>Build the schema and initialize</text:h>
        <text:p text:style-name="Text_20_body">It is now possible to create a schema and initialize the database. The deploy process created a zip file in the bedework/dist directory which can be unwrapped to run the schema build. The default name for that application is <text:span text:style-name="T4">dumpres.zip</text:span>. This file contains a Unix shell script named <text:span text:style-name="T4">bwrun.sh</text:span> and a Windows bat file named <text:span text:style-name="T4">bwrun.bat</text:span>. <text:s/></text:p>
        <text:p text:style-name="Text_20_body">Unzip that file to a convenient location and in linux ensure the file called <text:span text:style-name="T4">bwrun.sh</text:span> is executable (<text:span text:style-name="T1">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his process is non-destructive, so if you wish to start with a clean database, you will need to manually drop your tables. A word of warning here; while the schema-export option is useful there is little or no error checking taking place. Check back through the output for errors. A logfile is written and may be easier to check through.</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4">Note: initbedework.xml creates a single super-user “admin”. However, there is a potential problem here if you are trying to bring yourself up in your local user <text:soft-page-break/>address space; you need an administrator that can log into the admin client. <text:s/>To simplify this, we will probably add a property to set the administrative user you wish to use in future releases.</text:p>
        <text:p text:style-name="Text_20_body">To dump the database data use </text:p>
        <text:p text:style-name="P3">./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he authentication method used by tomcat is defined in &lt;tomcat&gt;/conf/server.xml and in the quickstart is configured to use the delivered directory server. <text:s/>The tomcat website provides details on configuring tomcat to use other forms of authentication, including active directory, a local file or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bw clean.deploy.debug</text:span></text:p>
      <text:p text:style-name="Text_20_body"><text:span text:style-name="Emphasis">(".debug" will provide debugging output in the server log. You can remove it and rebuild when you are convinced you are production ready.)</text:span> </text:p>
      <text:p text:style-name="preformatted"><text:soft-page-break/><text:span text:style-name="Strong_20_Emphasis"><text:span text:style-name="T2">./bw clean.deploy</text:span></text:span><text:span text:style-name="T2"> </text:span></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xml:id="list1785126896" text:style-name="L7">
        <text:list-item>
          <text:p text:style-name="P16">Create a user in your domain, e.g. caladmin, that is already set up as a superuser in the Bedework quickstart.</text:p>
        </text:list-item>
        <text:list-item>
          <text:p text:style-name="P16">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xml:id="list850356815" text:style-name="L8">
        <text:list-item>
          <text:p text:style-name="P17">Within the /caladmin application, select "Admin Groups: Add" </text:p>
        </text:list-item>
        <text:list-item>
          <text:p text:style-name="P17">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17">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6">For example, the quickstart defines a calendar “Events” and the property “org.bedework.app.Events.cal.suite” has the value “MainCampus”.</text:p>
      <text:list xml:id="list1424151803" text:style-name="L9">
        <text:list-item>
          <text:p text:style-name="P18">Within the /caladmin application, create a group which will effectively own <text:soft-page-break/>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18">Add users and/or groups to that administrative group.</text:p>
        </text:list-item>
        <text:list-item>
          <text:p text:style-name="P18">Go back to the main menu, select “Manage Calendar Suites” and add a new suite. Give it a name, set the group, e.g. myDept from above and set the root calendar to be “/public".</text:p>
        </text:list-item>
        <text:list-item>
          <text:p text:style-name="P18">Give administrators write access. At least add yourself.</text:p>
        </text:list-item>
        <text:list-item>
          <text:p text:style-name="P18">Log out and log in again and select the group you just created if given a choice.</text:p>
        </text:list-item>
        <text:list-item>
          <text:p text:style-name="P18">Currently, the system creates a default subscription you need to remove. Go to manage views, select “All” and remove the single subscription. Next, via the main menu, go to manage subscriptions, select that subscription and delete it.</text:p>
        </text:list-item>
        <text:list-item>
          <text:p text:style-name="P18">Add subscriptions to those public calendars you want to see through one or more views. Set “display” to yes as you add them.</text:p>
        </text:list-item>
        <text:list-item>
          <text:p text:style-name="P18">Via the main menu, select Manage Views and add any other views you want, adding subscriptions to those views.</text:p>
        </text:list-item>
        <text:list-item>
          <text:p text:style-name="P18">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xml:id="list1173120504" text:style-name="L10">
        <text:list-item>
          <text:p text:style-name="P19">Within the /caladmin application, select: “Manage calendars” from the Main Menu. <text:s/>You will see a default set of calendars that you can manipulate. <text:s/></text:p>
        </text:list-item>
        <text:list-item>
          <text:p text:style-name="P19">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19">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19"><text:soft-page-break/>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ext:soft-page-break/>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p text:style-name="Text_20_body">In addition the class named above may not carry out all the checks appropriate for your organization. In paticualr you may want to implement a class that overrides the validUser method. The default carries out no checks with your system directory. A deployed version should probably check the directory to ensure the user does exist.</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p text:style-name="Text_20_body"/>
      <text:h text:style-name="Heading_20_2" text:outline-level="2">Performance and tuning</text:h>
      <text:h text:style-name="Heading_20_3" text:outline-level="3">Hibernate and caching</text:h>
      <text:p text:style-name="Text_20_body">The performance of your system is likely to be very dependent upon the caching strategies used. For small to medium deployments the default settings may be perfectly adequate.</text:p>
      <text:p text:style-name="Text_20_body">For large systems you may need to spend some time reading the documentation available at the Hibernate site and the sites of the various cache implementors.</text:p>
      <text:p text:style-name="Text_20_body">Since release 3.4.1 Bedework allows different cache regions for each application type. This allows the deployer to adopt aggressive caching strategies fro the <text:soft-page-break/>public events clients for example, while having less caching or much shorter flushing intervals for personal clients where immediate visibility of changes is necessary.</text:p>
      <text:p text:style-name="Text_20_body">There are two parameters in the options xml file which affect caching. The default settings are </text:p>
      <text:p text:style-name="preformatted"><text:span text:style-name="T9"><text:s text:c="10"/></text:span><text:span text:style-name="T12">&lt;</text:span><text:span text:style-name="T13">cachingOn</text:span><text:span text:style-name="T12">&gt;</text:span><text:span text:style-name="T9">true</text:span><text:span text:style-name="T12">&lt;/</text:span><text:span text:style-name="T13">cachingOn</text:span><text:span text:style-name="T12">&gt;</text:span></text:p>
      <text:p text:style-name="preformatted"><text:span text:style-name="T9"><text:s text:c="10"/></text:span><text:span text:style-name="T12">&lt;</text:span><text:span text:style-name="T13">cachePrefix</text:span><text:span text:style-name="T12">&gt;</text:span><text:span text:style-name="T9">bwpubevents</text:span><text:span text:style-name="T12">&lt;/</text:span><text:span text:style-name="T13">cachePrefix</text:span><text:span text:style-name="T12">&gt;</text:span></text:p>
      <text:p text:style-name="Text_20_body">These settings turn caching on and set the cache prefix to “ <text:span text:style-name="T9">bwpubevents”. This is used in the ehcache settings file to distinguish cache settings.</text:span></text:p>
      <text:p text:style-name="Text_20_body">The default cache for Bedework is currently Ehcache. The latest versions of this cache do allow clustering. Other caching schemes are available such as the Jboss cache. The Hibernate site offers details on the alternatives.</text:p>
      <text:h text:style-name="Heading_20_2" text:outline-level="2">Access Control</text:h>
      <text:h text:style-name="Heading_20_3" text:outline-level="3">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3" text:outline-level="3">Definitions</text:h>
      <text:h text:style-name="Heading_20_4" text:outline-level="4">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4" text:outline-level="4">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oft-page-break/><text:span text:style-name="T5">unauthenticated</text:span>, <text:span text:style-name="T5">authenticated</text:span> and <text:span text:style-name="T5">others</text:span>.</text:p>
      <text:h text:style-name="Heading_20_4" text:outline-level="4">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3" text:outline-level="3">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xml:id="list1101449119" text:style-name="L11">
        <text:list-item>
          <text:p text:style-name="P20"><text:span text:style-name="T1">schedule request</text:span>: allow (named principals) to request meetings</text:p>
        </text:list-item>
        <text:list-item>
          <text:p text:style-name="P20"><text:span text:style-name="T1">schedule reply</text:span>: allow (named principals) to reply to meeting requests</text:p>
        </text:list-item>
        <text:list-item>
          <text:p text:style-name="P20"><text:span text:style-name="T1">schedule freebusy</text:span> - allow (named principals) to send freebusy requests</text:p>
        </text:list-item>
      </text:list>
      <text:p text:style-name="Text_20_body">If user <text:span text:style-name="T3">douglm</text:span> sets the schedule privilege on the inbox for say user <text:span text:style-name="T5">testuser01</text:span> then user <text:span text:style-name="T3">testuser01</text:span> can send and reply to meeting requests and see <text:span text:style-name="T5">douglm</text:span>'s freebusy through the web ui and the caldav server.</text:p>
      <text:p text:style-name="Text_20_body"><text:span text:style-name="T1">NOTE – this is important</text:span>, in addition to those privileges, <text:span text:style-name="T5">douglm</text:span> must set <text:span text:style-name="T1">read-freebusy</text:span> on those calendars that he wants <text:span text:style-name="T5">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5">douglm</text:span> have calendars "<text:span text:style-name="T5">work</text:span>" and "<text:span text:style-name="T5">athome</text:span>" I might not allow freebusy access to my "<text:span text:style-name="T5">athome</text:span>" calendar to colleagues because I don't want them to see how empty my home-life is. Alternatively I might disallow access to "<text:span text:style-name="T5">work</text:span>" to my wife for the opposite reason.</text:p>
      <text:h text:style-name="Heading_20_4" text:outline-level="4">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ext:soft-page-break/>The simplest approach is to add the following access to <text:span text:style-name="T1">/user</text:span></text:p>
      <text:p text:style-name="preformatted">authenticated: schedule, <text:span text:style-name="T2">read-freebusy</text:span></text:p>
      <text:p text:style-name="P5">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with your host of course)</text:p>
      <text:p text:style-name="Text_20_body">A little more open is to allow that access for others INSTEAD of authenticated - that would allow scheduling via CalDAV form anyw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hadow="non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6-26T15:33:27.99">Jun 26, 2009</text:date> <text:tab/><text:tab/>p.<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9-06-22T09:43:04.73</meta:creation-date>
    <dc:language>en-US</dc:language>
    <meta:editing-cycles>20</meta:editing-cycles>
    <meta:editing-duration>PT06H04M39S</meta:editing-duration>
    <dc:title>BedeworkTemplate</dc:title>
    <meta:initial-creator>Arlen Johnson</meta:initial-creator>
    <dc:date>2009-06-26T15:33:28</dc:date>
    <meta:printed-by>Arlen Johnson</meta:printed-by>
    <meta:print-date>2009-06-24T14:30:34.68</meta:print-date>
    <meta:document-statistic meta:table-count="0" meta:image-count="0" meta:object-count="0" meta:page-count="21" meta:paragraph-count="358" meta:word-count="5804" meta:character-count="38525"/>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16:13"/>
  </office:meta>
</office:document-meta>
</file>